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c</text:p>
          </table:table-cell>
        </table:table-row>
        <table:table-row table:style-name="ro1">
          <table:table-cell table:formula="oooc:=SUM([.A1:.A3])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ast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ooc:=SUM([.A1:.A3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</text:p>
          </table:table-cell>
        </table:table-row>
      </table:table>
      <table:table table:name="Sheet3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1" form:label="get Sheet Visibl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SheetVisible?language=Basic&amp;location=document"/>
              </office:event-listeners>
            </form:button>
            <form:button form:name="PushButton1" form:control-implementation="ooo:com.sun.star.form.component.CommandButton" form:id="control2" form:label="getSheetNam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getSheetName?language=Basic&amp;location=document"/>
              </office:event-listeners>
            </form:button>
            <form:button form:name="PushButton1" form:control-implementation="ooo:com.sun.star.form.component.CommandButton" form:id="control3" form:label="getUsedRang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getUsedRange?language=Basic&amp;location=document"/>
              </office:event-listeners>
            </form:button>
            <form:button form:name="PushButton1" form:control-implementation="ooo:com.sun.star.form.component.CommandButton" form:id="control4" form:label="getOutlin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Outline?language=Basic&amp;location=document"/>
              </office:event-listeners>
            </form:button>
            <form:button form:name="PushButton1" form:control-implementation="ooo:com.sun.star.form.component.CommandButton" form:id="control5" form:label="Standard Height/Width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StandardWidthHeight?language=Basic&amp;location=document"/>
              </office:event-listeners>
            </form:button>
            <form:button form:name="PushButton1" form:control-implementation="ooo:com.sun.star.form.component.CommandButton" form:id="control6" form:label="Protect attributes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ProtectAttributes?language=Basic&amp;location=document"/>
              </office:event-listeners>
            </form:button>
            <form:button form:name="PushButton1" form:control-implementation="ooo:com.sun.star.form.component.CommandButton" form:id="control7" form:label="Calculat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Calculate?language=Basic&amp;location=document"/>
              </office:event-listeners>
            </form:button>
            <form:button form:name="PushButton1" form:control-implementation="ooo:com.sun.star.form.component.CommandButton" form:id="control8" form:label="Activat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Activate?language=Basic&amp;location=document"/>
              </office:event-listeners>
            </form:button>
            <form:button form:name="PushButton1" form:control-implementation="ooo:com.sun.star.form.component.CommandButton" form:id="control9" form:label="Set visible Fals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SheetVisibleFalse?language=Basic&amp;location=document"/>
              </office:event-listeners>
            </form:button>
            <form:button form:name="PushButton1" form:control-implementation="ooo:com.sun.star.form.component.CommandButton" form:id="control10" form:label="Protect Method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Protect?language=Basic&amp;location=document"/>
              </office:event-listeners>
            </form:button>
            <form:button form:name="PushButton1" form:control-implementation="ooo:com.sun.star.form.component.CommandButton" form:id="control11" form:label="Unprotect Method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UnProtect?language=Basic&amp;location=document"/>
              </office:event-listeners>
            </form:button>
            <form:button form:name="PushButton1" form:control-implementation="ooo:com.sun.star.form.component.CommandButton" form:id="control12" form:label="Copy emptyParam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CopyEmpty?language=Basic&amp;location=document"/>
              </office:event-listeners>
            </form:button>
            <form:button form:name="PushButton1" form:control-implementation="ooo:com.sun.star.form.component.CommandButton" form:id="control13" form:label="Move emptyParam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MoveEmpty?language=Basic&amp;location=document"/>
              </office:event-listeners>
            </form:button>
            <form:button form:name="PushButton1" form:control-implementation="ooo:com.sun.star.form.component.CommandButton" form:id="control14" form:label="Selec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Select?language=Basic&amp;location=document"/>
              </office:event-listeners>
            </form:button>
            <form:button form:name="PushButton1" form:control-implementation="ooo:com.sun.star.form.component.CommandButton" form:id="control15" form:label="CheckSpelling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CheckSpelling?language=Basic&amp;location=document"/>
              </office:event-listeners>
            </form:button>
            <form:button form:name="PushButton1" form:control-implementation="ooo:com.sun.star.form.component.CommandButton" form:id="control16" form:label="Copy Befor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CopyBefore?language=Basic&amp;location=document"/>
              </office:event-listeners>
            </form:button>
            <form:button form:name="PushButton1" form:control-implementation="ooo:com.sun.star.form.component.CommandButton" form:id="control17" form:label="Paste at curr locati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Paste?language=Basic&amp;location=document"/>
              </office:event-listeners>
            </form:button>
            <form:button form:name="PushButton1" form:control-implementation="ooo:com.sun.star.form.component.CommandButton" form:id="control18" form:label="Delet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Delete?language=Basic&amp;location=document"/>
              </office:event-listeners>
            </form:button>
            <form:button form:name="PushButton1" form:control-implementation="ooo:com.sun.star.form.component.CommandButton" form:id="control19" form:label="Dumb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20" form:label="copyafte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CopyAfter?language=Basic&amp;location=document"/>
              </office:event-listeners>
            </form:button>
            <form:button form:name="PushButton1" form:control-implementation="ooo:com.sun.star.form.component.CommandButton" form:id="control21" form:label="Move Befor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MoveBefore?language=Basic&amp;location=document"/>
              </office:event-listeners>
            </form:button>
            <form:button form:name="PushButton1" form:control-implementation="ooo:com.sun.star.form.component.CommandButton" form:id="control22" form:label="Move Afte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MoveAfter?language=Basic&amp;location=document"/>
              </office:event-listeners>
            </form:button>
            <form:button form:name="PushButton1" form:control-implementation="ooo:com.sun.star.form.component.CommandButton" form:id="control23" form:label="Paste Destinati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PasteRange?language=Basic&amp;location=document"/>
              </office:event-listeners>
            </form:button>
          </form:form>
        </office:forms>
        <table:table-column table:style-name="co1" table:number-columns-repeated="12" table:default-cell-style-name="Default"/>
        <table:table-row-group>
          <table:table-row table:style-name="ro1">
            <table:table-cell office:value-type="float" office:value="1">
              <text:p>1</text:p>
            </table:table-cell>
            <table:table-cell office:value-type="string">
              <text:p>a</text:p>
            </table:table-cell>
            <table:table-cell table:number-columns-repeated="10"/>
          </table:table-row>
          <table:table-row-group>
            <table:table-row table:style-name="ro1">
              <table:table-cell office:value-type="float" office:value="2">
                <text:p>2</text:p>
              </table:table-cell>
              <table:table-cell office:value-type="string">
                <text:p>b</text:p>
              </table:table-cell>
              <table:table-cell table:number-columns-repeated="10"/>
            </table:table-row>
            <table:table-row-group>
              <table:table-row table:style-name="ro1">
                <table:table-cell office:value-type="float" office:value="14">
                  <text:p>14</text:p>
                </table:table-cell>
                <table:table-cell office:value-type="string">
                  <text:p>c</text:p>
                </table:table-cell>
                <table:table-cell table:number-columns-repeated="10"/>
              </table:table-row>
              <table:table-row table:style-name="ro1">
                <table:table-cell table:formula="oooc:=SUM([.A1:.A3])" office:value-type="float" office:value="17">
                  <text:p>17</text:p>
                </table:table-cell>
                <table:table-cell table:number-columns-repeated="11"/>
              </table:table-row>
            </table:table-row-group>
            <table:table-row table:style-name="ro1">
              <table:table-cell table:number-columns-repeated="12"/>
            </table:table-row>
          </table:table-row-group>
          <table:table-row table:style-name="ro1">
            <table:table-cell/>
            <table:table-cell office:value-type="string">
              <text:p>das</text:p>
            </table:table-cell>
            <table:table-cell office:value-type="string">
              <text:p>d</text:p>
            </table:table-cell>
            <table:table-cell table:number-columns-repeated="9"/>
          </table:table-row>
        </table:table-row-group>
        <table:table-row table:style-name="ro1">
          <table:table-cell table:number-columns-repeated="4"/>
          <table:table-cell>
            <draw:control table:end-cell-address="Sheet3.G9" table:end-x="2.234cm" table:end-y="0.339cm" draw:z-index="0" draw:text-style-name="P1" svg:width="4.516cm" svg:height="0.776cm" svg:x="2.233cm" svg:y="0.413cm" draw:control="control1"/>
          </table:table-cell>
          <table:table-cell table:number-columns-repeated="7"/>
        </table:table-row>
        <table:table-row table:style-name="ro1">
          <table:table-cell table:number-columns-repeated="7"/>
          <table:table-cell>
            <draw:control table:end-cell-address="Sheet3.J10" table:end-x="2.205cm" table:end-y="0.006cm" draw:z-index="8" draw:text-style-name="P1" svg:width="4.516cm" svg:height="0.803cm" svg:x="2.205cm" svg:y="0.053cm" draw:control="control9"/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>
            <draw:control table:end-cell-address="Sheet3.H12" table:end-x="0.037cm" table:end-y="0.18cm" draw:z-index="1" draw:text-style-name="P1" svg:width="4.516cm" svg:height="0.803cm" svg:x="0.036cm" svg:y="0.226cm" draw:control="control2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>
            <draw:control table:end-cell-address="Sheet3.H15" table:end-x="0.057cm" table:end-y="0.036cm" draw:z-index="2" draw:text-style-name="P1" svg:width="4.516cm" svg:height="0.824cm" svg:x="0.056cm" svg:y="0.061cm" draw:control="control3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>
            <draw:control table:end-cell-address="Sheet3.H17" table:end-x="0.022cm" table:end-y="0.408cm" draw:z-index="3" draw:text-style-name="P1" svg:width="4.516cm" svg:height="0.826cm" svg:x="0.021cm" svg:y="0.007cm" draw:control="control4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>
            <draw:control table:end-cell-address="Sheet3.G21" table:end-x="2.23cm" table:end-y="0.037cm" draw:z-index="4" draw:text-style-name="P1" svg:width="4.516cm" svg:height="0.825cm" svg:x="2.229cm" svg:y="0.062cm" draw:control="control5"/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>
            <draw:control table:end-cell-address="Sheet3.H23" table:end-x="0.01cm" table:end-y="0.354cm" draw:z-index="5" draw:text-style-name="P1" svg:width="4.516cm" svg:height="0.824cm" svg:x="0.009cm" svg:y="0.379cm" draw:control="control6"/>
          </table:table-cell>
          <table:table-cell table:number-columns-repeated="6"/>
        </table:table-row>
        <table:table-row table:style-name="ro1">
          <table:table-cell table:number-columns-repeated="7"/>
          <table:table-cell>
            <draw:control table:end-cell-address="Sheet3.J24" table:end-x="2.205cm" table:end-y="0.061cm" draw:z-index="9" draw:text-style-name="P1" svg:width="4.516cm" svg:height="0.824cm" svg:x="2.205cm" svg:y="0.087cm" draw:control="control10"/>
          </table:table-cell>
          <table:table-cell table:number-columns-repeated="3"/>
          <table:table-cell>
            <draw:control table:end-cell-address="Sheet3.N24" table:end-x="0.03cm" table:end-y="0.008cm" draw:z-index="10" draw:text-style-name="P1" svg:width="4.516cm" svg:height="0.824cm" svg:x="0.029cm" svg:y="0.034cm" draw:control="control11"/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>
            <draw:control table:end-cell-address="Sheet3.G26" table:end-x="2.241cm" table:end-y="0.413cm" draw:z-index="6" draw:text-style-name="P1" svg:width="4.516cm" svg:height="0.821cm" svg:x="2.24cm" svg:y="0.016cm" draw:control="control7"/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>
            <draw:control table:end-cell-address="Sheet3.G29" table:end-x="2.234cm" table:end-y="0.416cm" draw:z-index="7" draw:text-style-name="P1" svg:width="4.516cm" svg:height="0.824cm" svg:x="2.233cm" svg:y="0.016cm" draw:control="control8"/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>
            <draw:control table:end-cell-address="Sheet3.K32" table:end-x="0.081cm" table:end-y="0.391cm" draw:z-index="15" draw:text-style-name="P1" svg:width="4.516cm" svg:height="0.827cm" svg:x="0.08cm" svg:y="0.414cm" draw:control="control16"/>
          </table:table-cell>
          <table:table-cell table:number-columns-repeated="3"/>
        </table:table-row>
        <table:table-row table:style-name="ro1">
          <table:table-cell table:number-columns-repeated="5"/>
          <table:table-cell>
            <draw:control table:end-cell-address="Sheet3.H33" table:end-x="0.003cm" table:end-y="0.018cm" draw:z-index="11" draw:text-style-name="P1" svg:width="4.516cm" svg:height="0.827cm" svg:x="0.002cm" svg:y="0.041cm" draw:control="control12"/>
          </table:table-cell>
          <table:table-cell table:number-columns-repeated="5"/>
          <table:table-cell>
            <draw:control table:end-cell-address="Sheet3.N33" table:end-x="0.03cm" table:end-y="0.03cm" draw:z-index="19" draw:text-style-name="P1" svg:width="4.516cm" svg:height="0.826cm" svg:x="0.029cm" svg:y="0.054cm" draw:control="control20"/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>
            <draw:control table:end-cell-address="Sheet3.H35" table:end-x="0.003cm" table:end-y="0.361cm" draw:z-index="12" draw:text-style-name="P2" svg:width="4.516cm" svg:height="0.824cm" svg:x="0.002cm" svg:y="0.387cm" draw:control="control13"/>
          </table:table-cell>
          <table:table-cell table:number-columns-repeated="6"/>
        </table:table-row>
        <table:table-row table:style-name="ro1">
          <table:table-cell table:number-columns-repeated="8"/>
          <table:table-cell>
            <draw:control table:end-cell-address="Sheet3.J35" table:end-x="2.26cm" table:end-y="0.403cm" draw:z-index="20" draw:text-style-name="P1" svg:width="4.516cm" svg:height="0.826cm" svg:x="0.001cm" svg:y="0.002cm" draw:control="control21"/>
          </table:table-cell>
          <table:table-cell table:number-columns-repeated="2"/>
          <table:table-cell>
            <draw:control table:end-cell-address="Sheet3.N35" table:end-x="0.003cm" table:end-y="0.403cm" draw:z-index="21" draw:text-style-name="P1" svg:width="4.516cm" svg:height="0.826cm" svg:x="0.002cm" svg:y="0.002cm" draw:control="control22"/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>
            <draw:control table:end-cell-address="Sheet3.H38" table:end-x="0.003cm" table:end-y="0.36cm" draw:z-index="13" draw:text-style-name="P2" svg:width="4.516cm" svg:height="0.821cm" svg:x="0.002cm" svg:y="0.388cm" draw:control="control14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>
            <draw:control table:end-cell-address="Sheet3.H41" table:end-x="0.003cm" table:end-y="0.361cm" draw:z-index="14" draw:text-style-name="P2" svg:width="4.516cm" svg:height="0.824cm" svg:x="0.002cm" svg:y="0.386cm" draw:control="control15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>
            <draw:control table:end-cell-address="Sheet3.H44" table:end-x="0.003cm" table:end-y="0.362cm" draw:z-index="16" draw:text-style-name="P2" svg:width="4.516cm" svg:height="0.827cm" svg:x="0.002cm" svg:y="0.385cm" draw:control="control17"/>
          </table:table-cell>
          <table:table-cell table:number-columns-repeated="6"/>
        </table:table-row>
        <table:table-row table:style-name="ro1">
          <table:table-cell table:number-columns-repeated="8"/>
          <table:table-cell>
            <draw:control table:end-cell-address="Sheet3.J44" table:end-x="2.259cm" table:end-y="0.4cm" draw:z-index="22" draw:text-style-name="P2" svg:width="4.516cm" svg:height="0.824cm" svg:x="0cm" svg:y="0cm" draw:control="control23"/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>
            <draw:control table:end-cell-address="Sheet3.H47" table:end-x="0.003cm" table:end-y="0.361cm" draw:z-index="17" draw:text-style-name="P2" svg:width="4.516cm" svg:height="0.826cm" svg:x="0.002cm" svg:y="0.385cm" draw:control="control18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>
            <draw:control table:end-cell-address="Sheet3.H50" table:end-x="0.003cm" table:end-y="0.361cm" draw:z-index="18" draw:text-style-name="P2" svg:width="4.516cm" svg:height="0.824cm" svg:x="0.002cm" svg:y="0.387cm" draw:control="control19"/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lbany AMT1" style:language-asian="none" style:country-asian="none" style:font-name-complex="Lucidasans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3-24">24/03/2006</text:date>, <text:time>09:5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4</meta:generator>
    <meta:creation-date>2005-07-08T14:16:10</meta:creation-date>
    <dc:creator>Noel Power</dc:creator>
    <dc:date>2006-03-24T09:51:54</dc:date>
    <dc:language>en-US</dc:language>
    <meta:editing-cycles>154</meta:editing-cycles>
    <meta:editing-duration>PT11H10M33S</meta:editing-duration>
    <meta:user-defined meta:name="Info 1"/>
    <meta:user-defined meta:name="Info 2"/>
    <meta:user-defined meta:name="Info 3"/>
    <meta:user-defined meta:name="Info 4"/>
    <meta:document-statistic meta:table-count="3" meta:cell-count="32" meta:object-count="2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Option VBASupport 1
Sub stub
sheet = ActiveWorkbook.ActiveSheet
MsgBox("Test : ")

End Sub

Sub testSheetVisible
sheet = ActiveWorkbook.ActiveSheet
MsgBox("Test : Is visible")
MsgBox ("Is sheetVisisble : " + sheet.Visible)
End Sub

Sub testSheetVisibleFalse
sheet = ActiveWorkbook.ActiveSheet
MsgBox("Test : Set Visible to False")
MsgBox("Warning : This will hide the sheet use Ctrl Z to make the sheet visible OR use format -&gt; sheet -&gt;show")
sheet.Visible = False
' Enable the line below in case the sheets("Sheet3") or ActiveWorkbook.Worksheets("Sheet1") starts working
' MsgBox ("Is sheetVisisble : " + sheet.Visible)
End Sub

Sub getSheetName
sheet = ActiveWorkbook.ActiveSheet
MsgBox("Test : The sheet Name is = " + sheet.Name )

End Sub

Sub getUsedRange
sheet = ActiveWorkbook.ActiveSheet

MsgBox("Test : UsedRange and Range object ")
dim range1 as object
range1 = sheet.UsedRange
MsgBox ("UsedRange Address : " + range1.Address)
MsgBox("Enter one more value in sheet, save and click again")
End Sub


Sub testOutline
sheet = ActiveWorkbook.ActiveSheet
MsgBox("Test : For Outline object and ShowLevels Method")
outline1 = sheet.Outline
MsgBox("Enable the Outline before testing")
outline1.ShowLevels(RowLevels:=1)
End Sub

Sub testStandardWidthHeight
sheet = ActiveWorkbook.ActiveSheet
'Both are constant as of now
MsgBox("Test : StandardHeight and StandardWidth")
MsgBox("StandardHeight =" + sheet.StandardHeight)
MsgBox("StandardWidth =" + sheet.StandardWidth)

End Sub

Sub testProtectAttributes
sheet = ActiveWorkbook.ActiveSheet
' ProtectDrawingObjects and ProtectMode is constant as of now
MsgBox("ProtectDrawingObjects = " + sheet.ProtectDrawingObjects )
MsgBox("ProtectMode = " + ProtectionMode)

MsgBox("Test : ProtectContents")
MsgBox("ProtectContents currentValue = " + sheet.ProtectContents)
MsgBox("Now Change [Tools-&gt;Protect documents -&gt;Sheet] and re-run")

End Sub


'METHODS

Sub testProtect
sheet = ActiveWorkbook.ActiveSheet
MsgBox("Test : The Protect Method")

sheet.Protect(Password:="novell")
MsgBox ("Check [Tools -&gt;Protect documents -&gt; Sheet]if it is reflecting properly]")
End Sub

Sub testUnProtect
sheet = ActiveWorkbook.ActiveSheet
MsgBox("Test : UnProtect Method")
sheet.Unprotect(Password:= "nol")
MsgBox ("There will be no warning mesgs in case the passwd does not match :(")
MsgBox ("So in this case you need to change the password to correct one: see protect method ")
MsgBox ("Use combination of 3 push buttons to test Protect attribute/Method")
End Sub

Sub testCalculate
sheet = ActiveWorkbook.ActiveSheet
MsgBox("Test : Calculate")
MsgBox ("To test it disable tools-&gt;cellContents -&gt;autocalculate")
value = sheet.Range("A3").Value 
MsgBox ("A3 Value : " + sheet.Range("A3").Value )
MsgBox ("Add one to it")
sheet.Range("A3").Value = sheet.Range("A3").Value + 1
MsgBox ("Current A3 Value : " + sheet.Range("A3").Value )
MsgBox("Call to method Calculate()")
sheet.Calculate()

End Sub

Sub Activate

sheet = ActiveWorkbook.Worksheets("Sheet3")
MsgBox("Test : Cannot test as of now")
'To test it there has to be a method by which one can select a different sheet
'sheet.Activate
End Sub

Sub testCopyAfter
sheet = ActiveWorkbook.ActiveSheet
MsgBox("Test : Copy After")
'sheet.Copy(After:="sheet") 'Error testing
sheet.Copy(After:=sheet)
End Sub

Sub testCopyBefore
sheet = ActiveWorkbook.ActiveSheet
MsgBox("Test : Copy Before")
'sheet.Copy(Before:="sheet") 'Error testing
sheet.Copy(Before:=sheet)
End Sub

Sub testCopyEmpty
sheet = ActiveWorkbook.ActiveSheet
MsgBox("Test : copy without param")
sheet.Copy
End Sub

Sub testMoveAfter
sheet = ActiveWorkbook.ActiveSheet
MsgBox("Test : Move After")
'sheet.Move(After:="sheet")'error testing
sheet.Move(After:=sheet)
End Sub

Sub testMoveBefore
sheet = ActiveWorkbook.ActiveSheet
MsgBox("Test : Move Before")
'sheet.Move(Before:="sheet")'Error testing
sheet.Move(Before:=sheet)
End Sub

Sub testMoveEmpty
sheet = ActiveWorkbook.ActiveSheet
MsgBox("Test : MoveWithout Parameter")
sheet.Move

End Sub


Sub testSelect

'sheet = ActiveWorkbook.Worksheets("Sheet3")
MsgBox("Test : Select : Cannot test as of now")
'To test it there has to be a method by which one can select a different sheet
'sheet.Activate
End Sub


Sub testCheckSpelling
sheet = ActiveWorkbook.ActiveSheet
MsgBox("Test : SpellCheck")
sheet.CheckSpelling()

End Sub

Sub testPaste
sheet = ActiveWorkbook.ActiveSheet
MsgBox("Test : Paste: before running copy something on System/clipboard")

End Sub

Sub testPasteRange
sheet = ActiveWorkbook.ActiveSheet
MsgBox("Test : Paste: before running copy something on System/clipboard")
MsgBox("Destination E1:E3")
sheet.Paste(Destination:=Range("E1:E3"))
'sheet.Paste()
End Sub

Sub testDelete
sheet = ActiveWorkbook.ActiveSheet
MsgBox("Test : Delete")
sheet.Delete()
End Sub

'*************
'Events ?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